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Verdana" svg:font-family="Verdan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true" fo:line-height="124%" fo:text-indent="0in" style:auto-text-indent="false" fo:break-before="auto" fo:break-after="auto" style:writing-mode="lr-tb"/>
    </style:style>
    <style:style style:name="P2" style:family="paragraph" style:parent-style-name="Standard">
      <style:paragraph-properties fo:break-before="auto" fo:break-after="auto"/>
      <style:text-properties officeooo:paragraph-rsid="000d5988"/>
    </style:style>
    <style:style style:name="P3" style:family="paragraph" style:parent-style-name="Standard">
      <style:paragraph-properties fo:margin-top="0in" fo:margin-bottom="0in" style:contextual-spacing="true" fo:line-height="124%" fo:break-before="auto" fo:break-after="auto" style:writing-mode="lr-tb"/>
    </style:style>
    <style:style style:name="P4" style:family="paragraph" style:parent-style-name="Standard">
      <style:paragraph-properties fo:margin-top="0in" fo:margin-bottom="0in" style:contextual-spacing="true" fo:line-height="124%" fo:break-before="auto" fo:break-after="auto" style:writing-mode="lr-tb"/>
      <style:text-properties officeooo:paragraph-rsid="000b7824"/>
    </style:style>
    <style:style style:name="P5" style:family="paragraph" style:parent-style-name="Standard">
      <style:paragraph-properties fo:margin-top="0in" fo:margin-bottom="0in" style:contextual-spacing="true" fo:line-height="124%" fo:break-before="auto" fo:break-after="auto" style:writing-mode="lr-tb"/>
      <style:text-properties officeooo:rsid="000ae135" officeooo:paragraph-rsid="000ae135"/>
    </style:style>
    <style:style style:name="P6" style:family="paragraph" style:parent-style-name="Standard">
      <style:paragraph-properties fo:margin-top="0in" fo:margin-bottom="0in" style:contextual-spacing="true" fo:line-height="124%" fo:break-before="auto" fo:break-after="auto" style:writing-mode="lr-tb"/>
      <style:text-properties fo:font-weight="bold" style:font-weight-asian="bold" style:font-weight-complex="bold"/>
    </style:style>
    <style:style style:name="P7" style:family="paragraph" style:parent-style-name="Standard">
      <style:paragraph-properties fo:margin-top="0in" fo:margin-bottom="0in" style:contextual-spacing="true" fo:line-height="124%" fo:break-before="auto" fo:break-after="auto" style:writing-mode="lr-tb"/>
      <style:text-properties officeooo:rsid="000cdaef" officeooo:paragraph-rsid="000cdaef"/>
    </style:style>
    <style:style style:name="P8" style:family="paragraph" style:parent-style-name="Standard">
      <style:paragraph-properties fo:margin-top="0in" fo:margin-bottom="0in" style:contextual-spacing="true" fo:line-height="124%" style:writing-mode="lr-tb"/>
      <style:text-properties officeooo:rsid="0008f759" officeooo:paragraph-rsid="0008f759"/>
    </style:style>
    <style:style style:name="P9" style:family="paragraph" style:parent-style-name="Standard">
      <style:paragraph-properties fo:margin-top="0in" fo:margin-bottom="0in" style:contextual-spacing="true" fo:line-height="124%" style:writing-mode="lr-tb"/>
    </style:style>
    <style:style style:name="P10" style:family="paragraph" style:parent-style-name="Standard">
      <style:paragraph-properties fo:margin-top="0in" fo:margin-bottom="0in" style:contextual-spacing="true" fo:line-height="124%" style:writing-mode="lr-tb"/>
      <style:text-properties officeooo:paragraph-rsid="000d5988"/>
    </style:style>
    <style:style style:name="P11" style:family="paragraph" style:parent-style-name="Standard">
      <style:paragraph-properties fo:margin-top="0in" fo:margin-bottom="0in" style:contextual-spacing="true" fo:line-height="124%" style:writing-mode="lr-tb"/>
      <style:text-properties officeooo:rsid="000cdaef" officeooo:paragraph-rsid="000cdaef"/>
    </style:style>
    <style:style style:name="P12" style:family="paragraph" style:parent-style-name="Standard">
      <style:paragraph-properties fo:margin-top="0in" fo:margin-bottom="0in" style:contextual-spacing="true" fo:line-height="124%" style:writing-mode="lr-tb"/>
      <style:text-properties officeooo:rsid="000d5988" officeooo:paragraph-rsid="000d5988"/>
    </style:style>
    <style:style style:name="P13" style:family="paragraph" style:parent-style-name="Standard">
      <style:paragraph-properties fo:margin-top="0in" fo:margin-bottom="0in" style:contextual-spacing="true" fo:line-height="124%" style:writing-mode="lr-tb"/>
      <style:text-properties officeooo:rsid="000b7824" officeooo:paragraph-rsid="000b7824"/>
    </style:style>
    <style:style style:name="P14" style:family="paragraph" style:parent-style-name="Standard">
      <style:paragraph-properties fo:margin-top="0in" fo:margin-bottom="0in" style:contextual-spacing="true" fo:line-height="124%" style:writing-mode="lr-tb"/>
      <style:text-properties officeooo:rsid="000ae135" officeooo:paragraph-rsid="000ae135"/>
    </style:style>
    <style:style style:name="P15" style:family="paragraph" style:parent-style-name="Standard" style:master-page-name="Standard">
      <style:paragraph-properties fo:margin-top="0in" fo:margin-bottom="0in" style:contextual-spacing="true" fo:line-height="124%" fo:text-align="center" style:justify-single-word="false" style:page-number="auto" fo:break-before="auto" fo:break-after="auto" style:writing-mode="lr-tb"/>
    </style:style>
    <style:style style:name="P16" style:family="paragraph" style:parent-style-name="Standard">
      <style:paragraph-properties fo:margin-top="0in" fo:margin-bottom="0in" style:contextual-spacing="true" fo:line-height="124%" fo:break-before="auto" fo:break-after="auto" style:writing-mode="lr-tb"/>
      <style:text-properties fo:color="#404040" style:font-name="Verdana" fo:background-color="#ffffff" style:font-name-asian="Verdana" style:font-name-complex="Verdana"/>
    </style:style>
    <style:style style:name="P17" style:family="paragraph" style:parent-style-name="Standard" style:list-style-name="LS2">
      <style:paragraph-properties fo:margin-top="0in" fo:margin-bottom="0in" style:contextual-spacing="true" fo:line-height="124%" fo:break-before="auto" fo:break-after="auto" style:writing-mode="lr-tb"/>
    </style:style>
    <style:style style:name="P18" style:family="paragraph" style:parent-style-name="Standard" style:list-style-name="LS3">
      <style:paragraph-properties fo:margin-top="0in" fo:margin-bottom="0in" style:contextual-spacing="true" fo:line-height="124%" fo:break-before="auto" fo:break-after="auto" style:writing-mode="lr-tb"/>
    </style:style>
    <style:style style:name="P19" style:family="paragraph" style:parent-style-name="Standard">
      <style:paragraph-properties fo:margin-top="0in" fo:margin-bottom="0in" style:contextual-spacing="true" fo:line-height="124%" fo:break-before="auto" fo:break-after="auto" style:writing-mode="lr-tb"/>
      <style:text-properties fo:font-style="italic" fo:font-weight="bold" officeooo:rsid="000f1701" officeooo:paragraph-rsid="000f1701" style:font-style-asian="italic" style:font-weight-asian="bold" style:font-style-complex="italic" style:font-weight-complex="bold"/>
    </style:style>
    <style:style style:name="P20" style:family="paragraph" style:parent-style-name="Standard">
      <style:paragraph-properties fo:margin-top="0in" fo:margin-bottom="0in" style:contextual-spacing="true" fo:line-height="124%" style:writing-mode="lr-tb"/>
      <style:text-properties fo:color="#404040" style:font-name="Verdana" fo:background-color="#ffffff" style:font-name-asian="Verdana" style:font-name-complex="Verdana"/>
    </style:style>
    <style:style style:name="P21" style:family="paragraph" style:parent-style-name="Standard">
      <style:paragraph-properties fo:margin-top="0in" fo:margin-bottom="0in" style:contextual-spacing="true" fo:line-height="124%" style:writing-mode="lr-tb"/>
      <style:text-properties fo:font-weight="bold" style:font-weight-asian="bold" style:font-weight-complex="bold"/>
    </style:style>
    <style:style style:name="P22" style:family="paragraph" style:parent-style-name="Standard">
      <style:paragraph-properties fo:margin-top="0in" fo:margin-bottom="0in" style:contextual-spacing="true" fo:line-height="124%" style:writing-mode="lr-tb"/>
    </style:style>
    <style:style style:name="P23" style:family="paragraph" style:parent-style-name="Standard">
      <style:paragraph-properties fo:margin-top="0in" fo:margin-bottom="0in" style:contextual-spacing="true" fo:line-height="124%" style:writing-mode="lr-tb"/>
      <style:text-properties officeooo:rsid="000f1701" officeooo:paragraph-rsid="000f1701"/>
    </style:style>
    <style:style style:name="P24" style:family="paragraph" style:parent-style-name="Standard" style:list-style-name="L1">
      <style:paragraph-properties fo:margin-top="0in" fo:margin-bottom="0in" style:contextual-spacing="true" fo:line-height="124%" style:writing-mode="lr-tb"/>
      <style:text-properties officeooo:rsid="000f1701" officeooo:paragraph-rsid="000f1701"/>
    </style:style>
    <style:style style:name="P25" style:family="paragraph" style:parent-style-name="Standard">
      <style:paragraph-properties fo:margin-top="0in" fo:margin-bottom="0in" style:contextual-spacing="true" fo:line-height="124%" style:writing-mode="lr-tb"/>
      <style:text-properties fo:font-style="italic" fo:font-weight="bold" officeooo:rsid="000f1701" officeooo:paragraph-rsid="000f1701"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color="#404040" style:font-name="Verdana" fo:background-color="#ffffff" loext:char-shading-value="0" style:font-name-asian="Verdana" style:font-name-complex="Verdana"/>
    </style:style>
    <style:style style:name="T3" style:family="text">
      <style:text-properties style:text-position="super 58%"/>
    </style:style>
    <style:style style:name="T4" style:family="text">
      <style:text-properties fo:color="#111111" style:font-name="Arial" fo:background-color="#fafafa" loext:char-shading-value="0" style:font-name-asian="Arial" style:font-name-complex="Arial"/>
    </style:style>
    <style:style style:name="T5" style:family="text">
      <style:text-properties officeooo:rsid="0008f759"/>
    </style:style>
    <style:style style:name="T6" style:family="text">
      <style:text-properties officeooo:rsid="000ae135"/>
    </style:style>
    <style:style style:name="T7" style:family="text">
      <style:text-properties officeooo:rsid="000b7824"/>
    </style:style>
    <style:style style:name="T8" style:family="text">
      <style:text-properties officeooo:rsid="000d5988"/>
    </style:style>
    <style:style style:name="T9" style:family="text">
      <style:text-properties style:font-name="sans-serif" fo:font-size="15pt" fo:font-weight="bold" style:font-weight-asian="bold" style:font-weight-complex="bold"/>
    </style:style>
    <style:style style:name="T10" style:family="text">
      <style:text-properties style:font-name="sans-serif" fo:font-size="11.25pt"/>
    </style:style>
    <style:style style:name="T11" style:family="text">
      <style:text-properties style:font-name="sans-serif" fo:font-size="11.25pt" officeooo:rsid="000f2d03"/>
    </style:style>
    <style:style style:name="T12" style:family="text">
      <style:text-properties style:font-name="sans-serif" fo:font-size="11.25pt" fo:font-weight="bold" style:font-weight-asian="bold" style:font-weight-complex="bold"/>
    </style:style>
    <style:style style:name="T13" style:family="text">
      <style:text-properties style:font-name="sans-serif" fo:font-size="11.25pt" fo:font-weight="bold" officeooo:rsid="000f2d03" style:font-weight-asian="bold" style:font-weight-complex="bold"/>
    </style:style>
    <style:style style:name="T14" style:family="text">
      <style:text-properties style:font-name="sans-serif" fo:font-size="11.25pt" fo:font-weight="bold" officeooo:rsid="000d5988" style:font-weight-asian="bold" style:font-weight-complex="bold"/>
    </style:style>
    <style:style style:name="T15" style:family="text">
      <style:text-properties style:font-name="sans-serif" fo:font-size="11.25pt" officeooo:rsid="000f1701"/>
    </style:style>
    <style:style style:name="T16" style:family="text">
      <style:text-properties officeooo:rsid="000d9cb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61in" fo:text-indent="-0.25in" fo:margin-left="0.86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11in" fo:text-indent="-0.25in" fo:margin-left="1.1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61in" fo:text-indent="-0.25in" fo:margin-left="1.36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11in" fo:text-indent="-0.25in" fo:margin-left="1.6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61in" fo:text-indent="-0.25in" fo:margin-left="1.86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11in" fo:text-indent="-0.25in" fo:margin-left="2.1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61in" fo:text-indent="-0.25in" fo:margin-left="2.36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11in" fo:text-indent="-0.25in" fo:margin-left="2.6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61in" fo:text-indent="-0.25in" fo:margin-left="2.86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11in" fo:text-indent="-0.25in" fo:margin-left="3.111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tudy Guide for the AI Midterm 10/14/14</text:p>
      <text:p text:style-name="P3"/>
      <text:p text:style-name="P3"/>
      <text:p text:style-name="P3"><text:span text:style-name="T1">Turing Test</text:span> - The Turing Test, proposed by Alan Turing (1950), was designed to provide a satisfactory operational definition of intelligence. A computer passes the test if a human interrogator, after posing some written questions, cannot tell whether the written responses come from a person or from a computer.</text:p>
      <text:p text:style-name="P3"/>
      <text:p text:style-name="P3"><text:span text:style-name="T1">Agent –</text:span> <text:span text:style-name="T5">Anything that can be viewed as perceiving its environment through sensors and acting on that environment through its actuators.</text:span></text:p>
      <text:p text:style-name="P9"/>
      <text:p text:style-name="P3"><text:span text:style-name="T1">Agent Function</text:span> - An agent function is a mapping of percept sequences (environments and histories) to actions. <text:span text:style-name="T5">Can think of it as a table of possibly infinite tables.</text:span></text:p>
      <text:p text:style-name="P3">Example: One very simple agent function is the following: if the current square is dirty, then suck; otherwise, move to the other square.</text:p>
      <text:p text:style-name="P3"/>
      <text:p text:style-name="P3"><text:span text:style-name="T1">Performance Measure </text:span>- Evaluates a given sequence of environment states.</text:p>
      <text:p text:style-name="P3"><text:span text:style-name="T1">Rational Agent</text:span> - For each possible sequence, a rational agent should select an action that is expected to maximize its performance measure given the evidence provided by its percept sequence and any built in knowledge that the agent has.</text:p>
      <text:p text:style-name="P8"/>
      <text:p text:style-name="P8">PEAS – performance measurement, environment, actuators, sensors</text:p>
      <text:p text:style-name="P3"/>
      <text:p text:style-name="P9"><text:span text:style-name="T1">Task Environment</text:span> - Distinctions between finite, infinite, discrete, stochastic, deterministic, etc. What makes one easier than the other. </text:p>
      <text:p text:style-name="P3">Observable: Agent always knows the current state</text:p>
      <text:p text:style-name="P3">Discrete: any given state there are only finitely many actions to choose from</text:p>
      <text:p text:style-name="P3">Known Environment: agent knows which states are reached by each action</text:p>
      <text:p text:style-name="P3">deterministic: each action only has one outcome</text:p>
      <text:p text:style-name="P3"/>
      <text:p text:style-name="P3"><text:span text:style-name="T1">Agent Program</text:span> - An implementation of the agent function,.</text:p>
      <text:p text:style-name="P3"/>
      <text:p text:style-name="P3"><text:span text:style-name="T1">Simple Reflex Agent </text:span>- The simplest kind of agent is the simple reflex agent. These agents select actions on the basis of the current percept, ignoring the rest of the percept history. <text:s/><text:span text:style-name="T2">The simple reflex agent has a library of <text:s/>rules so that if a certain situation should arise and it is in the set of Condition-action rules the agent will know how to react with minimal reasoning.</text:span></text:p>
      <text:p text:style-name="P16"/>
      <text:p text:style-name="P20"/>
      <text:p text:style-name="P3"><text:span text:style-name="T1">Model-Based Reflex Agent</text:span> -Updating this internal state information as time goes by requires two kinds of knowledge to be encoded in the agent program. First, we need some information about how the world evolves independently of the agent—for example, that an overtaking car generally will be closer behind than it was a moment ago. Second, we need some information about how the <text:soft-page-break/>agent's own actions affect the world—for example, that when the agent turns the steering wheel clockwise, the car turns to the right, or that after driving for five minutes northbound on the freeway, one is usually about five miles north of where one was five minutes ago. </text:p>
      <text:p text:style-name="P9"/>
      <text:p text:style-name="P3"><text:span text:style-name="T1">Goal-Based Agent</text:span> – <text:span text:style-name="T6">a model based, goal based agent keeps track of the world state as well as a set of goals it is trying to achieve and chooses an action that will eventually lead to the achievement of its goals. **A goal based agent replaces condition-rules w/goals and also looks at how actions change the world.**</text:span></text:p>
      <text:p text:style-name="P3"/>
      <text:p text:style-name="P5"><text:span text:style-name="T1">Utility Function:</text:span> is essentially an internalization of the performance measure.</text:p>
      <text:p text:style-name="P14"/>
      <text:p text:style-name="P9"><text:span text:style-name="T1">Utility-Based Agent</text:span> - <text:span text:style-name="T6">a </text:span><text:s text:c="2"/><text:span text:style-name="T6">rational utility-based agent chooses the action that maximizes the expected utility of the action outcomes – that is the utility the agent expects to derive on average given the probabilities and utilities of each outcome.</text:span></text:p>
      <text:p text:style-name="P9"/>
      <text:p text:style-name="P23"><text:span text:style-name="T1">Learning agent:</text:span> can be divided into four components:</text:p>
      <text:list xml:id="list6917813062467498550" text:style-name="L1">
        <text:list-item>
          <text:p text:style-name="P24"><text:span text:style-name="T1">Learning element: </text:span>is responsible for making improvements.</text:p>
        </text:list-item>
        <text:list-item>
          <text:p text:style-name="P24"><text:span text:style-name="T1">Performance element:</text:span> is responsible for selecting external actions.</text:p>
        </text:list-item>
        <text:list-item>
          <text:p text:style-name="P24"><text:span text:style-name="T1">Critic: </text:span>tells the learning agent about how it is doing and determines how the performance element should be modified to do better in the future.</text:p>
        </text:list-item>
        <text:list-item>
          <text:p text:style-name="P24"><text:span text:style-name="T1">Problem Generator:</text:span> is responsible for suggesting actions that will lead to new and informative experiences.</text:p>
        </text:list-item>
      </text:list>
      <text:p text:style-name="P23"/>
      <text:p text:style-name="P9"/>
      <text:p text:style-name="P3"><text:span text:style-name="T1">Well-Defined Search Problem</text:span> - What are the components? </text:p>
      <text:list xml:id="list6963398709834458400" text:style-name="LS2">
        <text:list-item>
          <text:p text:style-name="P17"><text:span text:style-name="T1">Initial State</text:span> - The state in which the agent begins</text:p>
        </text:list-item>
        <text:list-item>
          <text:p text:style-name="P17"><text:span text:style-name="T1">Actions</text:span> - The possibilities that can be taken in a state</text:p>
        </text:list-item>
        <text:list-item>
          <text:p text:style-name="P17"><text:span text:style-name="T1">Transition Model</text:span> - The transition model shows the result of doing action, a, on state, s, and is represented with a new state, s’.</text:p>
        </text:list-item>
        <text:list-item>
          <text:p text:style-name="P17"><text:span text:style-name="T1">Goal Test</text:span> - Determines whether or not the agent is in a goal state</text:p>
        </text:list-item>
        <text:list-item>
          <text:p text:style-name="P17"><text:span text:style-name="T1">Path Cost</text:span> - The cost is how expensive it is to go from state s to s’ using action, a. The path cost is the sum of costs from the initial state to the goal</text:p>
        </text:list-item>
      </text:list>
      <text:p text:style-name="P3"/>
      <text:p text:style-name="P3"><text:span text:style-name="T1">State Space</text:span> - The state space is determined by the initial state, available actions, and transition model. State space forms a directed graph. A path in the state space is a sequence of states connected by a sequence of actions:</text:p>
      <text:p text:style-name="P3"/>
      <text:p text:style-name="P3">S -----a-------&gt; S’ … S = state, a = action, S’ = next state…. Result(S,a) = S’</text:p>
      <text:p text:style-name="P1"/>
      <text:p text:style-name="P3"><text:span text:style-name="T1">Completeness</text:span> - If there is a solution, then the algorithm will find it. BFS is complete. DFS is not. </text:p>
      <text:p text:style-name="P3"/>
      <text:p text:style-name="P3"><text:soft-page-break/><text:span text:style-name="T1">Optimality </text:span>- The algorithm returns the best possible solution. BFS is optimal if the path cost is a nondecreasing function of depth. <text:s/>DFS isn’t optimal. </text:p>
      <text:p text:style-name="P6"/>
      <text:p text:style-name="P3"><text:span text:style-name="T1">Time Complexity</text:span> - <text:s/>How long does it take to find a solution</text:p>
      <text:p text:style-name="P3"><text:span text:style-name="T1">Space Complexity</text:span> -How much memory is needed to perform the search.</text:p>
      <text:p text:style-name="P3"/>
      <text:p text:style-name="P21">**Important to know that Time is measured in terms of # of nodes generated per second. <text:s/>Space in terms of # of nodes stored in memory.**</text:p>
      <text:p text:style-name="P6"/>
      <text:p text:style-name="P3"><text:span text:style-name="T1">Dynamic Programming</text:span> – <text:span text:style-name="T8">Start from goal state and work backwards to find the most optimal solution, examples covered used path/node costs to determine the optimal solution.</text:span></text:p>
      <text:p text:style-name="P9"/>
      <text:p text:style-name="P3"><text:span text:style-name="T1">Uninformed Search</text:span> - Informed search uses heuristics. BFS, DFS, iterative DS are all uninformed.</text:p>
      <text:p text:style-name="P3"/>
      <text:p text:style-name="P3"><text:span text:style-name="T1">Breadth-First Search</text:span> - Searches across a tree/graph before going any deeper and is complete.</text:p>
      <text:list xml:id="list103177658758014226" text:style-name="LS3">
        <text:list-item>
          <text:p text:style-name="P18">Uses FIFO structure (queues or two stacks)</text:p>
        </text:list-item>
        <text:list-item>
          <text:p text:style-name="P18">Time complexity: O(b<text:span text:style-name="T3">d</text:span>)</text:p>
        </text:list-item>
        <text:list-item>
          <text:p text:style-name="P18">Space complexity: O(b<text:span text:style-name="T3">d</text:span>)</text:p>
        </text:list-item>
      </text:list>
      <text:p text:style-name="P3"/>
      <text:p text:style-name="P3"><text:span text:style-name="T1">Depth-First Search</text:span> - Searches deeper down a tree/graph before going across its breadth and may be complete.</text:p>
      <text:list xml:id="list9" text:style-name="LS3">
        <text:list-item>
          <text:p text:style-name="P18">Uses LIFO structure (stacks)</text:p>
        </text:list-item>
        <text:list-item>
          <text:p text:style-name="P18">Time complexity: O(∞) if in an infinite state space O(m*b) otherwise</text:p>
        </text:list-item>
        <text:list-item>
          <text:p text:style-name="P18">Space complexity: O(m*b)</text:p>
        </text:list-item>
      </text:list>
      <text:p text:style-name="P3"/>
      <text:p text:style-name="P3"><text:span text:style-name="T1">Depth-Limited Search</text:span> - Depth first search with an imposed limit on how deep it can go. This avoids drawbacks with DFS regarding completeness.</text:p>
      <text:p text:style-name="P3"/>
      <text:p text:style-name="P3"><text:span text:style-name="T1">Iterative Deepening Search</text:span> - Algorithm that searches a little bit deeper with each iteration until a solution is found. This allows for a combination of DFS’s speed with BFS’s completeness.</text:p>
      <text:p text:style-name="P3"/>
      <text:p text:style-name="P3"><text:span text:style-name="T1">Informed Search</text:span> - Informed searches try to reduce the amount of search that must be done by making intelligent choices for the nodes that are selected for expansion. This is done by using some way of evaluating the likelihood that a given node is on the solution path with a heuristic function.</text:p>
      <text:p text:style-name="P3"/>
      <text:p text:style-name="P3"><text:span text:style-name="T1">Heuristic Function</text:span> - Function used to determine the estimated cost of the cheapest path from the current state to a goal state.</text:p>
      <text:p text:style-name="P3"/>
      <text:p text:style-name="P3"><text:soft-page-break/><text:span text:style-name="T1">Best-First Search</text:span> - A node is selected for expansion based on an evaluation function. The evaluation function is a cost estimate; so the node with the lowest value is expanded first.</text:p>
      <text:p text:style-name="P7">directed, heuristic search algorithm requires estimate of the distance to the solution selects the node with the smallest estimate </text:p>
      <text:p text:style-name="P11">problem: does not take into account the length of already expanded parts of the paths</text:p>
      <text:p text:style-name="P11"/>
      <text:p text:style-name="P3"><text:span text:style-name="T1">Evaluation Function</text:span> – <text:span text:style-name="T16">is construed as a cost estimate, so the node with the lowest evaluation is expanded first (used by the best-first search).</text:span></text:p>
      <text:p text:style-name="P3"/>
      <text:p text:style-name="P3"><text:span text:style-name="T1">A* Search</text:span> -<text:span text:style-name="T8">combination of best-first and branch and bound requires estimate of the distance to the solution uses estimate and previous path length to </text:span></text:p>
      <text:p text:style-name="P12">calculate the cost if estimates are always greater than zero but </text:p>
      <text:p text:style-name="P12">never greater than the actual cost, the lowest cost path will be found </text:p>
      <text:p text:style-name="P12">reduces the number of nodes expanded by best-first</text:p>
      <text:p text:style-name="P12"/>
      <text:p text:style-name="P2"><text:span text:style-name="T9">Heuristic </text:span><text:span text:style-name="T13">or </text:span><text:span text:style-name="T12">informed search </text:span><text:span text:style-name="T11">e</text:span><text:span text:style-name="T10">xploits additional knowledge about the problem that helps direct search to more promising paths. </text:span><text:span text:style-name="T15">These are strategies that know whether one non-goal state is more promising than another.</text:span></text:p>
      <text:p text:style-name="P10"><text:span text:style-name="T14">H</text:span><text:span text:style-name="T12">euristic function h(n) </text:span><text:span text:style-name="T10">, provides an estimate of the cost of the path from a given node to the closest goal state. Must be zero if node represents a goal state</text:span></text:p>
      <text:p text:style-name="P3"/>
      <text:p text:style-name="P4"><text:span text:style-name="T1">Hill Climbing</text:span> - <text:span text:style-name="T7">directed variation of depth-first </text:span></text:p>
      <text:p text:style-name="P13">successor node with the greatest progress towards the goal is selected </text:p>
      <text:p text:style-name="P13">problems: local maxima, plateaus, ridges</text:p>
      <text:p text:style-name="P13"/>
      <text:p text:style-name="P3"><text:span text:style-name="T1">Local Optima (Maxima, Minima)</text:span> - optimal solution within the neighboring set of candidate solutions</text:p>
      <text:p text:style-name="P3"><text:span text:style-name="T1">Global Optima (Maxima, Minima)</text:span> -Optimal value in a given domain/optimal solution within all possible solutions.</text:p>
      <text:p text:style-name="P3"><text:span text:style-name="T1">Simulated Annealing</text:span> - i<text:span text:style-name="T4">n simulated annealing we keep a temperature variable to simulate this heating process. We initially set it high and then allow it to slowly 'cool' as the algorithm runs. While this temperature variable is high the algorithm will be allowed, with more frequency, to accept solutions that are worse than our current solution. This gives the algorithm the ability to jump out of any local optimums it finds itself in early on in execution. As the temperature is reduced so is the chance of accepting worse solutions, therefore allowing the algorithm to gradually focus in on a area of the search space in which hopefully, a close to optimum solution can be found. This gradual 'cooling' process is what makes the simulated annealing algorithm remarkably effective at finding a close to </text:span><text:soft-page-break/><text:span text:style-name="T4">optimum solution when dealing with large problems which contain numerous local optimums. </text:span></text:p>
      <text:p text:style-name="P3"/>
      <text:p text:style-name="P3"><text:span text:style-name="T1">Online Search</text:span> - an online algorithm is one that can process its input piece-by-piece in a serial fashion without having the entire input available from the start. In contrast an offline algorithm is given the whole problem data from the beginning and is required to output an answer which solves the problem at hand. <text:s/>Online algorithms allow for a more dynamic approach to problem solving while the offline algorithm is a more static approach to problem solving.</text:p>
      <text:p text:style-name="P3"/>
      <text:p text:style-name="P3"><text:span text:style-name="T1">Competitive Ratio</text:span> - Why is this useful with relevant info?</text:p>
      <text:p text:style-name="P3"><text:span text:style-name="T1">A competitive ratio </text:span>compares an online algorithm against an offline algorithm to determine the effectiveness of the online algorithm.</text:p>
      <text:p text:style-name="P3"/>
      <text:p text:style-name="P3"><text:span text:style-name="T1">Tree-Search</text:span> - A tree search checks the tree node by node until a solution is found. If a solution is not found in the current node (in the frontier), that nodes children are expanded and searched (added to the frontier) and the parent node is removed from the frontier. This continues until either the frontier is empty or a solution is found.</text:p>
      <text:p text:style-name="P3"/>
      <text:p text:style-name="P3"><text:span text:style-name="T1">Graph Search</text:span> - A graph search is like a tree search with the exception that it also takes into account what states have already been visited. This makes it better able to handle cycles and revisiting states than tree search.</text:p>
      <text:p text:style-name="P3"/>
      <text:p text:style-name="P3"/>
      <text:p text:style-name="P19">MIGHT NEED TO KNOW SECTION:</text:p>
      <text:p text:style-name="P25"/>
      <text:p text:style-name="P23"><text:span text:style-name="T1">Uninformed/blind search:</text:span> means that the strategies have no additional information about states beyond that provided in the problem 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Verdana" svg:font-family="Verdan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61in" fo:margin-right="0in" fo:margin-top="0.028in" fo:margin-bottom="0.1665in" style:contextual-spacing="false" fo:line-height="124%" fo:text-align="start" style:justify-single-word="false" fo:orphans="2" fo:widows="2" fo:text-indent="0in" style:auto-text-indent="false" fo:break-before="auto" fo:break-after="auto" style:writing-mode="lr-tb"/>
      <style:text-properties fo:color="#404040" style:text-line-through-style="none" style:text-line-through-type="none" style:font-name="Verdana" fo:font-family="Verdana" fo:font-size="11pt" fo:font-style="normal" style:text-underline-style="none" fo:font-weight="normal" fo:background-color="#ffffff"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24%"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24%"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24%"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24%"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24%"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24%"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24%"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24%"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
    <meta:initial-creator/>
    <meta:editing-cycles>9</meta:editing-cycles>
    <dc:date>2014-10-13T22:53:46.428885587</dc:date>
    <meta:editing-duration>PT36M43S</meta:editing-duration>
    <meta:document-statistic meta:table-count="0" meta:image-count="0" meta:object-count="0" meta:page-count="5" meta:paragraph-count="74" meta:word-count="1727" meta:character-count="10385" meta:non-whitespace-character-count="8725"/>
  </office:meta>
</office:document-meta>
</file>